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1C00000168E3F990BE.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ohemian Typewriter" svg:font-family="'Bohemian Typewriter'" style:font-family-generic="modern" style:font-pitch="variable"/>
    <style:font-face style:name="DejaVu Sans" svg:font-family="'DejaVu Sans'" style:font-family-generic="system" style:font-pitch="variable"/>
    <style:font-face style:name="FreeSans" svg:font-family="FreeSans" style:font-family-generic="system" style:font-pitch="variable"/>
    <style:font-face style:name="HERMES 1943" svg:font-family="'HERMES 1943'"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DE Okine Sans PERSONAL USE" svg:font-family="'MADE Okine Sans PERSONAL USE'"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width="true" fo:min-height="0.427cm" fo:min-width="0.748cm" loext:decorative="false"/>
      <style:paragraph-properties style:writing-mode="lr-tb"/>
    </style:style>
    <style:style style:name="gr2" style:family="graphic" style:parent-style-name="objectwithoutfill">
      <style:graphic-properties svg:stroke-width="0.102cm" svg:stroke-color="#000000" draw:marker-start-width="0.381cm" draw:marker-end-width="0.381cm" svg:stroke-opacity="100%" draw:fill="none" draw:textarea-vertical-align="middle" fo:padding-top="0.177cm" fo:padding-bottom="0.177cm" fo:padding-left="0.302cm" fo:padding-right="0.302cm" loext:decorative="false"/>
    </style:style>
    <style:style style:name="gr3" style:family="graphic" style:parent-style-name="standard">
      <style:graphic-properties draw:stroke="none" svg:stroke-color="#000000" draw:fill="none" draw:fill-color="#ffffff" draw:textarea-horizontal-align="left" draw:auto-grow-height="true" draw:auto-grow-width="false" fo:min-height="1.203cm" fo:min-width="0cm" loext:decorative="false"/>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5" style:family="graphic" style:parent-style-name="standard">
      <style:graphic-properties draw:stroke="none" draw:fill="none" fo:min-height="0.713cm" loext:decorative="false"/>
      <style:paragraph-properties style:writing-mode="lr-tb"/>
    </style:style>
    <style:style style:name="gr6" style:family="graphic">
      <style:graphic-properties style:protect="size" loext:decorative="false"/>
    </style:style>
    <style:style style:name="pr1" style:family="presentation" style:parent-style-name="Default-title">
      <style:graphic-properties draw:stroke="none" svg:stroke-width="0.102cm" svg:stroke-color="#000000" draw:marker-start-width="0.356cm" draw:marker-end-width="0.356cm" svg:stroke-opacity="100%" draw:stroke-linejoin="none" svg:stroke-linecap="round" draw:textarea-horizontal-align="justify" draw:textarea-vertical-align="middle" draw:auto-grow-height="true" draw:auto-grow-width="false" fo:min-height="2.181cm" fo:min-width="25.199cm" fo:padding-top="0.051cm" fo:padding-bottom="0.051cm" fo:padding-left="0.051cm" fo:padding-right="0.051cm" loext:decorative="false"/>
      <style:paragraph-properties style:writing-mode="lr-tb"/>
    </style:style>
    <style:style style:name="pr2" style:family="presentation" style:parent-style-name="Default-outline1">
      <style:graphic-properties fo:min-height="8.884cm" loext:decorative="false"/>
      <style:paragraph-properties style:writing-mode="lr-tb"/>
    </style:style>
    <style:style style:name="pr3" style:family="presentation" style:parent-style-name="Default-notes">
      <style:graphic-properties draw:fill-color="#ffffff" draw:auto-grow-height="true" fo:min-height="13.364cm" loext:decorative="false"/>
      <style:paragraph-properties style:writing-mode="lr-tb"/>
    </style:style>
    <style:style style:name="P1" style:family="paragraph">
      <style:paragraph-properties fo:margin-top="0.42cm" fo:margin-bottom="0.35cm"/>
      <style:text-properties style:font-name="Bohemian Typewriter" fo:font-size="65pt" style:font-size-asian="65pt" style:font-size-complex="65pt"/>
    </style:style>
    <style:style style:name="P2" style:family="paragraph">
      <loext:graphic-properties draw:fill="none" draw:fill-color="#ffffff"/>
    </style:style>
    <style:style style:name="P3" style:family="paragraph">
      <loext:graphic-properties draw:fill="none"/>
      <style:paragraph-properties fo:text-align="center"/>
    </style:style>
    <style:style style:name="P4" style:family="paragraph">
      <style:paragraph-properties fo:margin-top="0.42cm" fo:margin-bottom="0.35cm" fo:text-align="start"/>
      <style:text-properties style:font-name="Bohemian Typewriter" fo:font-size="10pt" style:font-size-asian="10pt" style:font-size-complex="10pt"/>
    </style:style>
    <style:style style:name="P5" style:family="paragraph">
      <style:text-properties style:font-name="Bohemian Typewriter"/>
    </style:style>
    <style:style style:name="P6" style:family="paragraph">
      <style:paragraph-properties fo:text-align="center"/>
      <style:text-properties fo:font-size="35pt" fo:font-weight="bold" style:font-size-asian="35pt" style:font-weight-asian="bold" style:font-size-complex="35pt" style:font-weight-complex="bold"/>
    </style:style>
    <style:style style:name="P7" style:family="paragraph">
      <loext:graphic-properties draw:fill="none" draw:fill-color="#ffffff"/>
      <style:paragraph-properties fo:text-align="center"/>
      <style:text-properties style:font-name="Bohemian Typewriter" fo:font-size="35pt" fo:font-weight="bold" style:font-size-asian="35pt" style:font-weight-asian="bold" style:font-size-complex="35pt" style:font-weight-complex="bold"/>
    </style:style>
    <style:style style:name="P8" style:family="paragraph">
      <loext:graphic-properties draw:fill="none" draw:fill-color="#ffffff"/>
      <style:text-properties style:font-name="Bohemian Typewriter"/>
    </style:style>
    <style:style style:name="P9" style:family="paragraph">
      <loext:graphic-properties draw:fill="none"/>
    </style:style>
    <style:style style:name="P10" style:family="paragraph">
      <loext:graphic-properties draw:fill-color="#ffffff"/>
    </style:style>
    <style:style style:name="T1" style:family="text">
      <style:text-properties style:font-name="Bohemian Typewriter" fo:font-size="65pt" fo:language="cs" fo:country="CZ" style:font-size-asian="65pt" style:font-size-complex="65pt"/>
    </style:style>
    <style:style style:name="T2" style:family="text">
      <style:text-properties style:font-name="Bohemian Typewriter"/>
    </style:style>
    <style:style style:name="T3" style:family="text">
      <style:text-properties style:font-name="Bohemian Typewriter" fo:font-size="35pt" fo:font-weight="bold" style:font-size-asian="35pt" style:font-weight-asian="bold" style:font-size-complex="35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text-style-name="P1" draw:layer="layout" svg:width="26.67cm" svg:height="2.669cm" svg:x="0.635cm" svg:y="1.489cm" presentation:class="title" presentation:user-transformed="true">
          <draw:text-box>
            <text:p text:style-name="P1"><text:span text:style-name="T1">CTENARSKY TYDENIK </text:span></text:p>
          </draw:text-box>
        </draw:frame>
        <draw:frame draw:style-name="gr1" draw:text-style-name="P2" draw:layer="layout" svg:width="1.248cm" svg:height="0.962cm" svg:x="26.752cm" svg:y="14.788cm">
          <draw:text-box>
            <text:p><text:page-number>&lt;number&gt;</text:page-number></text:p>
          </draw:text-box>
        </draw:frame>
        <draw:line draw:style-name="gr2" draw:text-style-name="P3" draw:layer="layout" svg:x1="0.635cm" svg:y1="1.489cm" svg:x2="27.305cm" svg:y2="1.489cm">
          <text:p/>
        </draw:line>
        <draw:line draw:style-name="gr2" draw:text-style-name="P3" draw:layer="layout" svg:x1="0.635cm" svg:y1="5.663cm" svg:x2="27.305cm" svg:y2="5.611cm">
          <text:p/>
        </draw:line>
        <draw:frame presentation:style-name="pr2" draw:text-style-name="P5" draw:layer="layout" svg:width="12.065cm" svg:height="8.89cm" svg:x="1.27cm" svg:y="6.382cm" presentation:class="outline" presentation:user-transformed="true">
          <draw:text-box>
            <text:list text:style-name="L2">
              <text:list-header>
                <text:p text:style-name="P4"><text:span text:style-name="T2">Lorem ipsum dolor sit amet, consectetuer adipiscing elit. Phasellus et lorem id felis nonummy placerat. Nullam lectus </text:span><text:span text:style-name="T2">justo, vulputate eget mollis sed, tempor sed magna. Etiam dui sem, fermentum vitae, sagittis id, malesuada in, quam. Aliquam </text:span><text:span text:style-name="T2">erat volutpat. Sed elit dui, pellentesque a, faucibus vel, interdum nec, diam. Nunc tincidunt ante vitae massa. Nullam eget </text:span><text:span text:style-name="T2">nisl. Maecenas sollicitudin. Fusce nibh. Praesent vitae arcu tempor neque lacinia pretium. Nunc tincidunt ante vitae massa. </text:span><text:span text:style-name="T2">Fusce wisi. </text:span></text:p>
                <text:p text:style-name="P4"><text:span text:style-name="T2">Aenean vel massa quis mauris vehicula lacinia. Donec quis nibh at felis congue commodo. Aenean fermentum risus id tortor. </text:span><text:span text:style-name="T2">Ut enim ad minima veniam, quis nostrum exercitationem ullam corporis suscipit laboriosam, nisi ut aliquid ex ea commodi </text:span><text:span text:style-name="T2">consequatur? Nulla quis diam. Proin in tellus sit amet nibh dignissim sagittis. Fusce dui leo, imperdiet in, aliquam sit </text:span><text:span text:style-name="T2">amet, feugiat eu, orci. In convallis. Mauris suscipit, ligula sit amet pharetra semper, nibh ante cursus purus, vel sagittis </text:span><text:span text:style-name="T2">velit mauris vel metus. Donec quis nibh at felis congue commodo. Ut enim ad minima veniam, quis nostrum exercitationem </text:span><text:span text:style-name="T2">ullam corporis suscipit laboriosam, nisi ut aliquid ex ea commodi consequatur? Nunc tincidunt ante vitae massa. Fusce </text:span><text:span text:style-name="T2">aliquam vestibulum ipsum. Curabitur vitae diam non enim vestibulum interdum. Morbi leo mi, nonummy eget tristique non, </text:span><text:span text:style-name="T2">rhoncus non leo. </text:span></text:p>
                <text:p text:style-name="P4"><text:span text:style-name="T2">Aliquam erat volutpat. Curabitur sagittis hendrerit ante. Sed ut perspiciatis unde omnis iste natus error sit voluptatem </text:span><text:span text:style-name="T2">accusantium doloremque laudantium, totam rem aperiam, eaque ipsa quae ab illo inventore veritatis et quasi architecto </text:span><text:span text:style-name="T2">beatae vitae dicta sunt explicabo. Nulla turpis magna, cursus sit amet, suscipit a, interdum id, felis. Praesent vitae arcu </text:span><text:span text:style-name="T2">tempor neque lacinia pretium. Lorem ipsum dolor sit amet, consectetuer adipiscing elit. Mauris metus. Fusce tellus. Aliquam </text:span><text:span text:style-name="T2">id dolor. Fusce tellus. Proin mattis lacinia justo. Integer imperdiet lectus quis justo. Fusce suscipit libero eget elit. Ut </text:span><text:span text:style-name="T2">tempus purus at lorem. In enim a arcu imperdiet malesuada. Mauris elementum mauris vitae tortor. Aenean vel massa quis </text:span><text:span text:style-name="T2">mauris vehicula lacinia. Suspendisse sagittis ultrices augue. Cum sociis natoque penatibus et magnis dis parturient </text:span><text:span text:style-name="T2">montes, nascetur ridiculus mus.Aliquam erat volutpat. Nunc dapibus tortor vel mi dapibus sollicitudin. Aliquam in lorem sit </text:span><text:span text:style-name="T2">amet leo accumsan lacinia. Vivamus ac leo pretium faucibus. Duis condimentum augue id magna semper rutrum. Maecenas </text:span><text:span text:style-name="T2">aliquet accumsan leo. Vivamus luctus egestas leo. Praesent in mauris eu tortor porttitor accumsan. Vestibulum erat nulla, </text:span><text:span text:style-name="T2">ullamcorper nec, rutrum non, nonummy ac, erat. Mauris dictum facilisis augue. Praesent vitae arcu tempor neque lacinia </text:span><text:span text:style-name="T2">pretium. Nam sed tellus id magna elementum tincidunt. Fusce tellus odio, dapibus id fermentum quis, suscipit id erat. </text:span><text:span text:style-name="T2">Integer rutrum, orci vestibulum ullamcorper ultricies, lacus quam ultricies odio, vitae placerat pede sem sit amet enim. </text:span><text:span text:style-name="T2">Proin in tellus sit amet nibhdignissim sagittis. Suspendisse nisl. Fusce suscipit libero eget elit. Maecenas aliquet </text:span><text:span text:style-name="T2">accumsan leo. Class aptent taciti sociosqu ad litora torquent per conubia nostra, per inceptos hymenaeos. Lorem ipsum </text:span><text:span text:style-name="T2">dolor sit amet, consectetuer adipiscing elit. Ut enim ad minima veniam, quis nostrum exercitationem ullam corporis suscipit </text:span><text:span text:style-name="T2">laboriosam, nisi ut aliquid ex ea commodi consequatur? Fusce suscipit libero eget elit. Ut enim ad minim veniam, quis </text:span><text:span text:style-name="T2">nostrud exercitation ullamco laboris nisi ut aliquip ex ea commodo consequat. Nullam eget nisl. Praesent dapibus. Morbi </text:span><text:span text:style-name="T2">leo mi, nonummy eget tristique non, rhoncus non leo. Morbi imperdiet, mauris ac auctor dictum, nisl ligula egestas nulla, </text:span><text:span text:style-name="T2">et sollicitudin sem purus in lacus. In enim a arcu imperdiet malesuada. Aliquam id dolor. Maecenas sollicitudin. Proin </text:span><text:span text:style-name="T2">mattis lacinia justo. Duis sapien nunc, commodo et, interdum suscipit, sollicitudin et, dolor. Morbi imperdiet, mauris ac </text:span><text:span text:style-name="T2">auctor dictum, nisl ligula egestas nulla, et sollicitudin sem purus in lacus. Praesent dapibus. </text:span></text:p>
              </text:list-header>
              <text:list-item>
                <text:p text:style-name="P4"><text:span text:style-name="T2"/></text:p>
              </text:list-item>
            </text:list>
          </draw:text-box>
        </draw:frame>
        <draw:frame draw:style-name="gr3" draw:text-style-name="P7" draw:layer="layout" svg:width="14.836cm" svg:height="1.631cm" svg:x="7.62cm" svg:y="4.158cm">
          <draw:text-box>
            <text:p text:style-name="P6"><text:span text:style-name="T3">EDI</text:span><text:span text:style-name="T3">CE : </text:span><text:span text:style-name="T3">KAR</text:span><text:span text:style-name="T3">EL </text:span><text:span text:style-name="T3">CAP</text:span><text:span text:style-name="T3">EK</text:span></text:p>
          </draw:text-box>
        </draw:frame>
        <draw:frame draw:style-name="gr4" draw:text-style-name="P8" draw:layer="layout" svg:width="11.661cm" svg:height="0.962cm" svg:x="9.294cm" svg:y="0.527cm">
          <draw:text-box>
            <text:p text:style-name="P5"><text:span text:style-name="T2">V PRAZE, dne 28. listopadu 2024</text:span></text:p>
          </draw:text-box>
        </draw:frame>
        <draw:frame presentation:style-name="pr2" draw:text-style-name="P5" draw:layer="layout" svg:width="12.065cm" svg:height="8.89cm" svg:x="13.97cm" svg:y="6.35cm" presentation:class="outline" presentation:user-transformed="true">
          <draw:text-box>
            <text:list text:style-name="L2">
              <text:list-header>
                <text:p text:style-name="P4"><text:span text:style-name="T2"/></text:p>
                <text:p text:style-name="P4"><text:span text:style-name="T2">Aenean vel massa quis mauris vehicula lacinia. Donec quis nibh at felis congue commodo. Aenean fermentum risus id tortor. Ut enim ad minima veniam, quis nostrum exercitationem ullam corporis suscipit laboriosam, nisi ut aliquid ex ea commodi consequatur? Nulla quis diam. Proin in tellus sit amet nibh dignissim sagittis. Fusce dui leo, imperdiet in, aliquam sit amet, feugiat eu, orci. In convallis. Mauris suscipit, ligula sit amet pharetra semper, nibh ante cursus purus, vel sagittis velit mauris vel metus. Donec quis nibh at felis congue commodo. Ut enim ad minima veniam, quis nostrum exercitationem ullam corporis suscipit laboriosam, nisi ut aliquid ex ea commodi consequatur? Nunc tincidunt ante vitae massa. Fusce aliquam vestibulum ipsum. Curabitur vitae diam non enim vestibulum interdum. Morbi leo mi, nonummy eget tristique non, rhoncus non leo. Aliquam erat volutpat. Curabitur sagittis hendrerit ante. Sed ut perspiciatis unde omnis iste natus error sit voluptatem accusantium doloremque laudantium, totam rem aperiam, eaque ipsa quae ab illo inventore veritatis et quasi architecto beatae vitae dicta sunt explicabo. Nulla turpis magna, cursus sit amet, suscipit a, interdum id, felis. Praesent vitae arcu tempor neque lacinia pretium. Lorem ipsum dolor sit amet, consectetuer adipiscing elit. Mauris metus. Fusce tellus. Aliquam id dolor. Fusce tellus. Proin mattis lacinia justo. Integer imperdiet lectus quis justo. Fusce suscipit libero eget elit. Ut tempus purus at lorem. In enim a arcu imperdiet malesuada. Mauris elementum mauris vitae tortor. Aenean vel massa quis mauris vehicula lacinia. Suspendisse sagittis ultrices augue. Cum sociis natoque penatibus et magnis dis parturient montes, nascetur ridiculus mus. </text:span></text:p>
                <text:p text:style-name="P4"><text:span text:style-name="T2">Aliquam erat volutpat. Nunc dapibus tortor vel mi dapibus sollicitudin. Aliquam in lorem sit amet leo accumsan lacinia. Vivamus ac leo pretium faucibus. Duis condimentum augue id magna semper rutrum. Maecenas aliquet accumsan leo. Vivamus luctus egestas leo. Praesent in mauris eu tortor porttitor accumsan. Vestibulum erat nulla, ullamcorper nec, rutrum non, nonummy ac, erat. Mauris dictum facilisis augue. Praesent vitae arcu tempor neque lacinia pretium. Nam sed tellus id magna elementum tincidunt. Fusce tellus odio, dapibus id fermentum quis, suscipit id erat. Integer rutrum, orci vestibulum ullamcorper ultricies, lacus quam ultricies odio, vitae placerat pede sem sit amet enim. Proin in tellus sit amet nibh dignissim sagittis. Suspendisse nisl. Fusce suscipit libero eget elit. Maecenas aliquet accumsan leo. </text:span></text:p>
                <text:p text:style-name="P4"><text:span text:style-name="T2">Class aptent taciti sociosqu ad litora torquent per conubia nostra, per inceptos hymenaeos. Lorem ipsum dolor sit amet, consectetuer adipiscing elit. Ut enim ad minima veniam, quis nostrum exercitationem ullam corporis suscipit laboriosam, nisi ut aliquid ex ea commodi consequatur? Fusce suscipit libero eget elit. Ut enim ad minim veniam, quis nostrud exercitation ullamco laboris nisi ut aliquip ex ea commodo consequat. Nullam eget nisl. Praesent dapibus. Morbi leo mi, nonummy eget tristique non, rhoncus non leo. Morbi imperdiet, mauris ac auctor dictum, nisl ligula egestas nulla, et sollicitudin sem purus in lacus. In enim a arcu imperdiet malesuada. Aliquam id dolor. Maecenas sollicitudin. Proin mattis lacinia justo. Duis sapien nunc, commodo et, interdum suscipit, sollicitudin et, dolor. Morbi imperdiet, mauris ac auctor dictum, nisl ligula egestas nulla, et sollicitudin sem purus in lacus. Praesent dapibus. </text:span></text:p>
              </text:list-header>
              <text:list-item>
                <text:p text:style-name="P4"><text:span text:style-name="T2"/></text:p>
              </text:list-item>
            </text:list>
          </draw:text-box>
        </draw:frame>
        <draw:frame draw:style-name="gr5" draw:text-style-name="P9" draw:layer="layout" svg:width="11.661cm" svg:height="0.963cm" svg:x="15.875cm" svg:y="0.526cm">
          <draw:text-box>
            <text:p><text:span text:style-name="T2">1 korun</text:span></text:p>
          </draw:text-box>
        </draw:frame>
        <draw:frame draw:style-name="gr4" draw:text-style-name="P8" draw:layer="layout" svg:width="5.133cm" svg:height="0.962cm" svg:x="22.225cm" svg:y="5.611cm">
          <draw:text-box>
            <text:p text:style-name="P5"><text:span text:style-name="T2">Samuel Majer</text:span></text:p>
          </draw:text-box>
        </draw:frame>
        <presentation:notes draw:style-name="dp2">
          <draw:page-thumbnail draw:style-name="gr6" draw:layer="layout" svg:width="19.798cm" svg:height="11.136cm" svg:x="0.6cm" svg:y="2.257cm" draw:page-number="1" presentation:class="page"/>
          <draw:frame presentation:style-name="pr3"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ohemian Typewriter" svg:font-family="'Bohemian Typewriter'" style:font-family-generic="modern" style:font-pitch="variable"/>
    <style:font-face style:name="DejaVu Sans" svg:font-family="'DejaVu Sans'" style:font-family-generic="system" style:font-pitch="variable"/>
    <style:font-face style:name="FreeSans" svg:font-family="FreeSans" style:font-family-generic="system" style:font-pitch="variable"/>
    <style:font-face style:name="HERMES 1943" svg:font-family="'HERMES 1943'"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DE Okine Sans PERSONAL USE" svg:font-family="'MADE Okine Sans PERSONAL USE'"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ackground" xlink:href="Pictures/100000000000021C00000168E3F990BE.jpg" xlink:type="simple" xlink:show="embed" xlink:actuate="onLoad"/>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MADE Okine Sans PERSONAL USE" fo:font-family="'MADE Okine Sans PERSONAL USE'" style:font-style-name="Regular"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8T08:56:43.808519563</meta:creation-date>
    <meta:generator>LibreOffice/24.2.6.2$Linux_X86_64 LibreOffice_project/420$Build-2</meta:generator>
    <dc:date>2024-11-28T10:40:20.648918750</dc:date>
    <meta:editing-duration>PT16M2S</meta:editing-duration>
    <meta:editing-cycles>2</meta:editing-cycles>
    <meta:document-statistic meta:object-count="33"/>
  </office:meta>
</office:document-meta>
</file>